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2E000010C425B8BDA6E9F1BB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8cm, 2.117cm, 0.954cm, 2.22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8.8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8.992cm" fo:min-width="9.14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48pt" style:font-size-asian="40pt" style:font-size-complex="40pt"/>
    </style:style>
    <style:style style:name="T1" style:family="text">
      <style:text-properties style:font-name="Liberation Serif" fo:font-size="4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99cm" svg:height="19.599cm" svg:x="0cm" svg:y="2.1cm">
          <draw:image xlink:href="Pictures/1000020100000B2E000010C425B8BDA6E9F1BB2D.png" xlink:type="simple" xlink:show="embed" xlink:actuate="onLoad" loext:mime-type="image/png">
            <text:p/>
          </draw:image>
        </draw:frame>
        <draw:custom-shape draw:style-name="gr2" draw:text-style-name="P1" draw:layer="layout" svg:width="9.6cm" svg:height="19.2cm" svg:x="0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cm" svg:height="2.126cm" svg:x="-0.2cm" svg:y="-0.3cm">
          <draw:text-box>
            <text:p><text:span text:style-name="T1">(a)</text:span></text:p>
          </draw:text-box>
        </draw:frame>
        <draw:custom-shape draw:style-name="gr4" draw:text-style-name="P1" draw:layer="layout" svg:width="9.8cm" svg:height="19.4cm" svg:x="0.3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20:37:00.387284580</meta:creation-date>
    <dc:date>2023-07-03T17:09:52.949231683</dc:date>
    <meta:editing-duration>PT22M46S</meta:editing-duration>
    <meta:editing-cycles>9</meta:editing-cycles>
    <meta:generator>LibreOffice/6.4.7.2$Linux_X86_64 LibreOffice_project/40$Build-2</meta:generator>
    <meta:document-statistic meta:object-count="4"/>
  </office:meta>
</office:document-meta>
</file>